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079a0" officeooo:paragraph-rsid="000079a0" style:font-size-asian="15pt" style:font-size-complex="15pt"/>
    </style:style>
    <style:style style:name="P2" style:family="paragraph" style:parent-style-name="Standard">
      <style:text-properties fo:font-size="15pt" officeooo:rsid="0001c95b" officeooo:paragraph-rsid="0001c95b" style:font-size-asian="15pt" style:font-size-complex="15pt"/>
    </style:style>
    <style:style style:name="P3" style:family="paragraph" style:parent-style-name="Standard">
      <style:text-properties fo:font-size="15pt" officeooo:rsid="00024b10" officeooo:paragraph-rsid="00024b10" style:font-size-asian="15pt" style:font-size-complex="15pt"/>
    </style:style>
    <style:style style:name="P4" style:family="paragraph" style:parent-style-name="Standard">
      <style:text-properties fo:font-size="15pt" officeooo:rsid="000358c5" officeooo:paragraph-rsid="000358c5" style:font-size-asian="15pt" style:font-size-complex="15pt"/>
    </style:style>
    <style:style style:name="P5" style:family="paragraph" style:parent-style-name="Standard">
      <style:text-properties fo:font-size="15pt" officeooo:rsid="00066ff5" officeooo:paragraph-rsid="00066ff5" style:font-size-asian="15pt" style:font-size-complex="15pt"/>
    </style:style>
    <style:style style:name="P6" style:family="paragraph" style:parent-style-name="Standard">
      <style:text-properties fo:font-size="15pt" officeooo:rsid="00083f11" officeooo:paragraph-rsid="00083f11" style:font-size-asian="15pt" style:font-size-complex="15pt"/>
    </style:style>
    <style:style style:name="P7" style:family="paragraph" style:parent-style-name="Standard">
      <style:text-properties fo:font-size="15pt" officeooo:rsid="0008b026" officeooo:paragraph-rsid="0008b026" style:font-size-asian="15pt" style:font-size-complex="15pt"/>
    </style:style>
    <style:style style:name="P8" style:family="paragraph" style:parent-style-name="Standard">
      <style:text-properties fo:font-size="15pt" officeooo:rsid="000a55da" officeooo:paragraph-rsid="000a55da" style:font-size-asian="15pt" style:font-size-complex="15pt"/>
    </style:style>
    <style:style style:name="P9" style:family="paragraph" style:parent-style-name="Standard">
      <style:text-properties fo:font-size="15pt" officeooo:rsid="000b0722" officeooo:paragraph-rsid="000b0722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#include&lt;iostream&gt;</text:p>
      <text:p text:style-name="P1">using namespace std;</text:p>
      <text:p text:style-name="P1">class Complex</text:p>
      <text:p text:style-name="P1">{</text:p>
      <text:p text:style-name="P1"><text:s text:c="4"/>private:</text:p>
      <text:p text:style-name="P1"><text:s text:c="8"/>int real,img;</text:p>
      <text:p text:style-name="P1"><text:s text:c="4"/>public:</text:p>
      <text:p text:style-name="P1"><text:s text:c="8"/>void set(int a,int b)</text:p>
      <text:p text:style-name="P1"><text:s text:c="8"/>{</text:p>
      <text:p text:style-name="P1"><text:s text:c="12"/>real=a;</text:p>
      <text:p text:style-name="P1"><text:s text:c="12"/>img=b;</text:p>
      <text:p text:style-name="P1"><text:s text:c="8"/>}</text:p>
      <text:p text:style-name="P1"><text:s text:c="8"/>void get()</text:p>
      <text:p text:style-name="P1"><text:s text:c="8"/>{</text:p>
      <text:p text:style-name="P1"><text:s text:c="12"/>cout&lt;&lt;real&lt;&lt;"+"&lt;&lt;img&lt;&lt;"i";</text:p>
      <text:p text:style-name="P1"><text:s text:c="12"/>cout&lt;&lt;endl;</text:p>
      <text:p text:style-name="P1"><text:s text:c="8"/>}</text:p>
      <text:p text:style-name="P1">};</text:p>
      <text:p text:style-name="P1"/>
      <text:p text:style-name="P1">int main()</text:p>
      <text:p text:style-name="P1">{</text:p>
      <text:p text:style-name="P1"><text:s text:c="4"/>Complex a1,a2;</text:p>
      <text:p text:style-name="P1"><text:s text:c="4"/>a1.set(5,2);</text:p>
      <text:p text:style-name="P1"><text:s text:c="4"/>a2.set(3,1);</text:p>
      <text:p text:style-name="P1"/>
      <text:p text:style-name="P1"><text:s text:c="4"/>a1.get();</text:p>
      <text:p text:style-name="P1"><text:s text:c="4"/>a2.get();</text:p>
      <text:p text:style-name="P1"><text:s text:c="4"/>return 0;</text:p>
      <text:p text:style-name="P1">}</text:p>
      <text:p text:style-name="P1"/>
      <text:p text:style-name="P1">2.#include&lt;iostream&gt;</text:p>
      <text:p text:style-name="P1">using namespace std;</text:p>
      <text:p text:style-name="P1">class Time</text:p>
      <text:p text:style-name="P1">{</text:p>
      <text:p text:style-name="P1"><text:s text:c="4"/>private:</text:p>
      <text:p text:style-name="P1"><text:s text:c="8"/>int hour,min,sec;</text:p>
      <text:p text:style-name="P1"><text:s text:c="4"/>public:</text:p>
      <text:p text:style-name="P1"><text:s text:c="8"/>void setTime(int h,int m,int s)</text:p>
      <text:p text:style-name="P1"><text:s text:c="8"/>{</text:p>
      <text:p text:style-name="P1"><text:s text:c="12"/>hour=h;</text:p>
      <text:p text:style-name="P1"><text:s text:c="12"/>min=m;</text:p>
      <text:p text:style-name="P1"><text:s text:c="12"/>sec=s;</text:p>
      <text:p text:style-name="P1"><text:soft-page-break/><text:s text:c="8"/>}</text:p>
      <text:p text:style-name="P1"><text:s text:c="8"/>void showTime()</text:p>
      <text:p text:style-name="P1"><text:s text:c="8"/>{</text:p>
      <text:p text:style-name="P1"><text:s text:c="12"/>cout&lt;&lt;hour&lt;&lt;"hrs "&lt;&lt;min&lt;&lt;"min "&lt;&lt;sec&lt;&lt;"sec ";</text:p>
      <text:p text:style-name="P1"><text:s text:c="12"/>cout&lt;&lt;endl;</text:p>
      <text:p text:style-name="P1"><text:s text:c="8"/>}</text:p>
      <text:p text:style-name="P1">};</text:p>
      <text:p text:style-name="P1"/>
      <text:p text:style-name="P1">int main()</text:p>
      <text:p text:style-name="P1">{</text:p>
      <text:p text:style-name="P1"><text:s text:c="4"/>Time t1,t2,t3;</text:p>
      <text:p text:style-name="P1"><text:s text:c="4"/>t1.setTime(5,34,23);</text:p>
      <text:p text:style-name="P1"><text:s text:c="4"/>t2.setTime(3,12,55);</text:p>
      <text:p text:style-name="P1"><text:s text:c="4"/>t3.setTime(7,56,59);</text:p>
      <text:p text:style-name="P1"/>
      <text:p text:style-name="P1"><text:s text:c="4"/>cout&lt;&lt;"Time 1 is ";</text:p>
      <text:p text:style-name="P1"><text:s text:c="4"/>t1.showTime();</text:p>
      <text:p text:style-name="P1"><text:s text:c="4"/>cout&lt;&lt;"Time 2 is ";</text:p>
      <text:p text:style-name="P1"><text:s text:c="4"/>t2.showTime();</text:p>
      <text:p text:style-name="P1"><text:s text:c="4"/>cout&lt;&lt;"Time 3 is ";</text:p>
      <text:p text:style-name="P1"><text:s text:c="4"/>t3.showTime();</text:p>
      <text:p text:style-name="P1"><text:s text:c="4"/>return 0;</text:p>
      <text:p text:style-name="P1">}</text:p>
      <text:p text:style-name="P1"/>
      <text:p text:style-name="P2">3.#include&lt;iostream&gt;</text:p>
      <text:p text:style-name="P2">using namespace std;</text:p>
      <text:p text:style-name="P2">class factorial</text:p>
      <text:p text:style-name="P2">{</text:p>
      <text:p text:style-name="P2"><text:s text:c="4"/>private:</text:p>
      <text:p text:style-name="P2"><text:s text:c="8"/>int num;</text:p>
      <text:p text:style-name="P2"><text:s text:c="4"/>public:</text:p>
      <text:p text:style-name="P2"><text:s text:c="8"/>void set(int a)</text:p>
      <text:p text:style-name="P2"><text:s text:c="8"/>{</text:p>
      <text:p text:style-name="P2"><text:s text:c="12"/>num=a;</text:p>
      <text:p text:style-name="P2"><text:s text:c="8"/>}</text:p>
      <text:p text:style-name="P2"><text:s text:c="8"/>void fact()</text:p>
      <text:p text:style-name="P2"><text:s text:c="8"/>{</text:p>
      <text:p text:style-name="P2"><text:s text:c="12"/>int i,f=num;</text:p>
      <text:p text:style-name="P2"><text:s text:c="12"/>for(i=num-1;i&gt;0;i--)</text:p>
      <text:p text:style-name="P2"><text:s text:c="12"/>{</text:p>
      <text:p text:style-name="P2"><text:s text:c="16"/>f=f*i;</text:p>
      <text:p text:style-name="P2"><text:s text:c="12"/>}</text:p>
      <text:p text:style-name="P2"><text:soft-page-break/><text:s text:c="12"/>cout&lt;&lt;"Factorial is "&lt;&lt;f;</text:p>
      <text:p text:style-name="P2"><text:s text:c="12"/>cout&lt;&lt;endl; <text:s text:c="5"/></text:p>
      <text:p text:style-name="P2"><text:s text:c="8"/>}</text:p>
      <text:p text:style-name="P2">};</text:p>
      <text:p text:style-name="P2"/>
      <text:p text:style-name="P2">int main()</text:p>
      <text:p text:style-name="P2">{</text:p>
      <text:p text:style-name="P2"><text:s text:c="4"/>factorial f1,f2,f3;</text:p>
      <text:p text:style-name="P2"><text:s text:c="4"/>f1.set(5);</text:p>
      <text:p text:style-name="P2"><text:s text:c="4"/>f2.set(7);</text:p>
      <text:p text:style-name="P2"><text:s text:c="4"/>f3.set(10);</text:p>
      <text:p text:style-name="P2"/>
      <text:p text:style-name="P2"><text:s text:c="4"/>f1.fact();</text:p>
      <text:p text:style-name="P2"><text:s text:c="4"/>f2.fact();</text:p>
      <text:p text:style-name="P2"><text:s text:c="4"/>f3.fact();</text:p>
      <text:p text:style-name="P2"><text:s text:c="4"/>return 0;</text:p>
      <text:p text:style-name="P2">}</text:p>
      <text:p text:style-name="P2"/>
      <text:p text:style-name="P3">4.#include&lt;iostream&gt;</text:p>
      <text:p text:style-name="P3">using namespace std;</text:p>
      <text:p text:style-name="P3">class Largestnum</text:p>
      <text:p text:style-name="P3">{</text:p>
      <text:p text:style-name="P3"><text:s text:c="4"/>private:</text:p>
      <text:p text:style-name="P3"><text:s text:c="8"/>int num1,num2,num3;</text:p>
      <text:p text:style-name="P3"><text:s text:c="4"/>public:</text:p>
      <text:p text:style-name="P3"><text:s text:c="8"/>void set(int a,int b,int c)</text:p>
      <text:p text:style-name="P3"><text:s text:c="8"/>{</text:p>
      <text:p text:style-name="P3"><text:s text:c="12"/>num1=a;</text:p>
      <text:p text:style-name="P3"><text:s text:c="12"/>num2=b;</text:p>
      <text:p text:style-name="P3"><text:s text:c="12"/>num3=c;</text:p>
      <text:p text:style-name="P3"><text:s text:c="8"/>}</text:p>
      <text:p text:style-name="P3"><text:s text:c="8"/>void largest()</text:p>
      <text:p text:style-name="P3"><text:s text:c="8"/>{</text:p>
      <text:p text:style-name="P3"><text:s text:c="12"/>if(num1&gt;num2 &amp;&amp; num1&gt;num3)</text:p>
      <text:p text:style-name="P3"><text:s text:c="16"/>cout&lt;&lt;"Largest number is "&lt;&lt;num1&lt;&lt;endl;</text:p>
      <text:p text:style-name="P3"><text:s text:c="12"/>else</text:p>
      <text:p text:style-name="P3"><text:s text:c="12"/>{</text:p>
      <text:p text:style-name="P3"><text:s text:c="16"/>if(num2&gt;num1 &amp;&amp; num2&gt;num3)</text:p>
      <text:p text:style-name="P3"><text:s text:c="20"/>cout&lt;&lt;"Largest number is "&lt;&lt;num2&lt;&lt;endl;</text:p>
      <text:p text:style-name="P3"><text:s text:c="16"/>else</text:p>
      <text:p text:style-name="P3"><text:s text:c="16"/>{</text:p>
      <text:p text:style-name="P3"><text:s text:c="20"/>if(num3&gt;num1 &amp;&amp; num3&gt;num2)</text:p>
      <text:p text:style-name="P3"><text:soft-page-break/><text:s text:c="24"/>cout&lt;&lt;"Largest number is "&lt;&lt;num3&lt;&lt;endl;</text:p>
      <text:p text:style-name="P3"><text:s text:c="20"/>else</text:p>
      <text:p text:style-name="P3"><text:s text:c="24"/>cout&lt;&lt;"All three numbers are same."&lt;&lt;endl;</text:p>
      <text:p text:style-name="P3"><text:s text:c="16"/>}</text:p>
      <text:p text:style-name="P3"><text:s text:c="12"/>}</text:p>
      <text:p text:style-name="P3"><text:s text:c="8"/>}</text:p>
      <text:p text:style-name="P3">};</text:p>
      <text:p text:style-name="P3"/>
      <text:p text:style-name="P3">int main()</text:p>
      <text:p text:style-name="P3">{</text:p>
      <text:p text:style-name="P3"><text:s text:c="4"/>Largestnum l1,l2,l3;</text:p>
      <text:p text:style-name="P3"><text:s text:c="4"/>l1.set(73,34,12);</text:p>
      <text:p text:style-name="P3"><text:s text:c="4"/>l2.set(18,23,12);</text:p>
      <text:p text:style-name="P3"><text:s text:c="4"/>l3.set(34,45,98);</text:p>
      <text:p text:style-name="P3"/>
      <text:p text:style-name="P3"><text:s text:c="4"/>l1.largest();</text:p>
      <text:p text:style-name="P3"><text:s text:c="4"/>l2.largest();</text:p>
      <text:p text:style-name="P3"><text:s text:c="4"/>l3.largest();</text:p>
      <text:p text:style-name="P3"><text:s text:c="4"/>return 0;</text:p>
      <text:p text:style-name="P3">}</text:p>
      <text:p text:style-name="P3"/>
      <text:p text:style-name="P4">5.#include&lt;iostream&gt;</text:p>
      <text:p text:style-name="P4">using namespace std;</text:p>
      <text:p text:style-name="P4">class reversenum</text:p>
      <text:p text:style-name="P4">{</text:p>
      <text:p text:style-name="P4"><text:s text:c="4"/>private:</text:p>
      <text:p text:style-name="P4"><text:s text:c="8"/>int num;</text:p>
      <text:p text:style-name="P4"><text:s text:c="4"/>public:</text:p>
      <text:p text:style-name="P4"><text:s text:c="8"/>void set(int n)</text:p>
      <text:p text:style-name="P4"><text:s text:c="8"/>{</text:p>
      <text:p text:style-name="P4"><text:s text:c="12"/>num=n;</text:p>
      <text:p text:style-name="P4"><text:s text:c="8"/>}</text:p>
      <text:p text:style-name="P4"><text:s text:c="8"/>void reverse()</text:p>
      <text:p text:style-name="P4"><text:s text:c="8"/>{</text:p>
      <text:p text:style-name="P4"><text:s text:c="12"/>int rev=0,num1=num;</text:p>
      <text:p text:style-name="P4"><text:s text:c="12"/>while(num1)</text:p>
      <text:p text:style-name="P4"><text:s text:c="12"/>{</text:p>
      <text:p text:style-name="P4"><text:s text:c="16"/>rev=rev*10 + num1%10;</text:p>
      <text:p text:style-name="P4"><text:s text:c="16"/>num1=num1/10;</text:p>
      <text:p text:style-name="P4"><text:s text:c="12"/>}</text:p>
      <text:p text:style-name="P4"><text:s text:c="12"/>cout&lt;&lt;"Reverse of "&lt;&lt;num&lt;&lt;" is "&lt;&lt;rev&lt;&lt;endl;</text:p>
      <text:p text:style-name="P4"><text:s text:c="8"/>}</text:p>
      <text:p text:style-name="P4"><text:soft-page-break/>};</text:p>
      <text:p text:style-name="P4"/>
      <text:p text:style-name="P4">int main()</text:p>
      <text:p text:style-name="P4">{</text:p>
      <text:p text:style-name="P4"><text:s text:c="4"/>reversenum r1,r2;</text:p>
      <text:p text:style-name="P4"><text:s text:c="4"/>r1.set(123);</text:p>
      <text:p text:style-name="P4"><text:s text:c="4"/>r2.set(5734);</text:p>
      <text:p text:style-name="P4"/>
      <text:p text:style-name="P4"><text:s text:c="4"/>r1.reverse();</text:p>
      <text:p text:style-name="P4"><text:s text:c="4"/>r2.reverse();</text:p>
      <text:p text:style-name="P4"><text:s text:c="4"/>return 0;</text:p>
      <text:p text:style-name="P4">}</text:p>
      <text:p text:style-name="P4"/>
      <text:p text:style-name="P5">6.#include&lt;iostream&gt;</text:p>
      <text:p text:style-name="P5">using namespace std;</text:p>
      <text:p text:style-name="P5">class square</text:p>
      <text:p text:style-name="P5">{</text:p>
      <text:p text:style-name="P5"><text:s text:c="4"/>private:</text:p>
      <text:p text:style-name="P5"><text:s text:c="8"/>float num;</text:p>
      <text:p text:style-name="P5"><text:s text:c="8"/>static int k;</text:p>
      <text:p text:style-name="P5"><text:s text:c="4"/>public:</text:p>
      <text:p text:style-name="P5"><text:s text:c="8"/>void set(float n)</text:p>
      <text:p text:style-name="P5"><text:s text:c="8"/>{</text:p>
      <text:p text:style-name="P5"><text:s text:c="12"/>num=n;</text:p>
      <text:p text:style-name="P5"><text:s text:c="8"/>}</text:p>
      <text:p text:style-name="P5"><text:s text:c="8"/>void sq()</text:p>
      <text:p text:style-name="P5"><text:s text:c="8"/>{</text:p>
      <text:p text:style-name="P5"><text:s text:c="12"/>cout&lt;&lt;"Square of "&lt;&lt;num&lt;&lt;" is "&lt;&lt;num*num&lt;&lt;endl;</text:p>
      <text:p text:style-name="P5"><text:s text:c="12"/>k++;</text:p>
      <text:p text:style-name="P5"><text:s text:c="8"/>}</text:p>
      <text:p text:style-name="P5"><text:s text:c="8"/>static int fcount()</text:p>
      <text:p text:style-name="P5"><text:s text:c="8"/>{</text:p>
      <text:p text:style-name="P5"><text:s text:c="12"/>return k;</text:p>
      <text:p text:style-name="P5"><text:s text:c="8"/>}</text:p>
      <text:p text:style-name="P5">};</text:p>
      <text:p text:style-name="P5">int square::k;</text:p>
      <text:p text:style-name="P5"/>
      <text:p text:style-name="P5">int main()</text:p>
      <text:p text:style-name="P5">{</text:p>
      <text:p text:style-name="P5"><text:s text:c="4"/>square s1,s2,s3;</text:p>
      <text:p text:style-name="P5"><text:s text:c="4"/>s1.set(2);</text:p>
      <text:p text:style-name="P5"><text:s text:c="4"/>s2.set(32.3);</text:p>
      <text:p text:style-name="P5"><text:soft-page-break/><text:s text:c="4"/>s3.set(9.9);</text:p>
      <text:p text:style-name="P5"/>
      <text:p text:style-name="P5"><text:s text:c="4"/>s1.sq();</text:p>
      <text:p text:style-name="P5"><text:s text:c="4"/>cout&lt;&lt;"Function is run for "&lt;&lt;square::fcount()&lt;&lt;" times."&lt;&lt;endl;</text:p>
      <text:p text:style-name="P5"><text:s text:c="4"/>s2.sq();</text:p>
      <text:p text:style-name="P5"><text:s text:c="4"/>s3.sq();</text:p>
      <text:p text:style-name="P5"><text:s text:c="4"/>cout&lt;&lt;"Function is run for "&lt;&lt;square::fcount()&lt;&lt;" times."&lt;&lt;endl;</text:p>
      <text:p text:style-name="P5"><text:s text:c="4"/>return 0;</text:p>
      <text:p text:style-name="P5">}</text:p>
      <text:p text:style-name="P5"/>
      <text:p text:style-name="P6">7.#include&lt;iostream&gt;</text:p>
      <text:p text:style-name="P6">using namespace std;</text:p>
      <text:p text:style-name="P6">class Greatestnum</text:p>
      <text:p text:style-name="P6">{</text:p>
      <text:p text:style-name="P6"><text:s text:c="4"/>private:</text:p>
      <text:p text:style-name="P6"><text:s text:c="8"/>int num1,num2,num3;</text:p>
      <text:p text:style-name="P6"><text:s text:c="4"/>public:</text:p>
      <text:p text:style-name="P6"><text:s text:c="8"/>void set(int a,int b,int c)</text:p>
      <text:p text:style-name="P6"><text:s text:c="8"/>{</text:p>
      <text:p text:style-name="P6"><text:s text:c="12"/>num1=a;</text:p>
      <text:p text:style-name="P6"><text:s text:c="12"/>num2=b;</text:p>
      <text:p text:style-name="P6"><text:s text:c="12"/>num3=c;</text:p>
      <text:p text:style-name="P6"><text:s text:c="8"/>}</text:p>
      <text:p text:style-name="P6"><text:s text:c="8"/>void Greatest()</text:p>
      <text:p text:style-name="P6"><text:s text:c="8"/>{</text:p>
      <text:p text:style-name="P6"><text:s text:c="12"/>if(num1&gt;num2 &amp;&amp; num1&gt;num3)</text:p>
      <text:p text:style-name="P6"><text:s text:c="16"/>cout&lt;&lt;"Greatest number is "&lt;&lt;num1&lt;&lt;endl;</text:p>
      <text:p text:style-name="P6"><text:s text:c="12"/>else</text:p>
      <text:p text:style-name="P6"><text:s text:c="12"/>{</text:p>
      <text:p text:style-name="P6"><text:s text:c="16"/>if(num2&gt;num1 &amp;&amp; num2&gt;num3)</text:p>
      <text:p text:style-name="P6"><text:s text:c="20"/>cout&lt;&lt;"Greatest number is "&lt;&lt;num2&lt;&lt;endl;</text:p>
      <text:p text:style-name="P6"><text:s text:c="16"/>else</text:p>
      <text:p text:style-name="P6"><text:s text:c="16"/>{</text:p>
      <text:p text:style-name="P6"><text:s text:c="20"/>if(num3&gt;num1 &amp;&amp; num3&gt;num2)</text:p>
      <text:p text:style-name="P6"><text:s text:c="24"/>cout&lt;&lt;"Greatest number is "&lt;&lt;num3&lt;&lt;endl;</text:p>
      <text:p text:style-name="P6"><text:s text:c="20"/>else</text:p>
      <text:p text:style-name="P6"><text:s text:c="24"/>cout&lt;&lt;"All three numbers are same."&lt;&lt;endl;</text:p>
      <text:p text:style-name="P6"><text:s text:c="16"/>}</text:p>
      <text:p text:style-name="P6"><text:s text:c="12"/>}</text:p>
      <text:p text:style-name="P6"><text:s text:c="8"/>}</text:p>
      <text:p text:style-name="P6">};</text:p>
      <text:p text:style-name="P6"/>
      <text:p text:style-name="P6"><text:soft-page-break/>int main()</text:p>
      <text:p text:style-name="P6">{</text:p>
      <text:p text:style-name="P6"><text:s text:c="4"/>Greatestnum l1,l2,l3;</text:p>
      <text:p text:style-name="P6"><text:s text:c="4"/>l1.set(73,34,12);</text:p>
      <text:p text:style-name="P6"><text:s text:c="4"/>l2.set(18,23,12);</text:p>
      <text:p text:style-name="P6"><text:s text:c="4"/>l3.set(34,45,98);</text:p>
      <text:p text:style-name="P6"/>
      <text:p text:style-name="P6"><text:s text:c="4"/>l1.Greatest();</text:p>
      <text:p text:style-name="P6"><text:s text:c="4"/>l2.Greatest();</text:p>
      <text:p text:style-name="P6"><text:s text:c="4"/>l3.Greatest();</text:p>
      <text:p text:style-name="P6"><text:s text:c="4"/>return 0;</text:p>
      <text:p text:style-name="P6">}</text:p>
      <text:p text:style-name="P6"/>
      <text:p text:style-name="P7">8.#include&lt;iostream&gt;</text:p>
      <text:p text:style-name="P7">using namespace std;</text:p>
      <text:p text:style-name="P7">class rectangle</text:p>
      <text:p text:style-name="P7">{</text:p>
      <text:p text:style-name="P7"><text:s text:c="4"/>private:</text:p>
      <text:p text:style-name="P7"><text:s text:c="8"/>float len,br;</text:p>
      <text:p text:style-name="P7"><text:s text:c="4"/>public:</text:p>
      <text:p text:style-name="P7"><text:s text:c="8"/>void set(float m,float n)</text:p>
      <text:p text:style-name="P7"><text:s text:c="8"/>{</text:p>
      <text:p text:style-name="P7"><text:s text:c="12"/>len=m;</text:p>
      <text:p text:style-name="P7"><text:s text:c="12"/>br=n;</text:p>
      <text:p text:style-name="P7"><text:s text:c="8"/>}</text:p>
      <text:p text:style-name="P7"><text:s text:c="8"/>void area()</text:p>
      <text:p text:style-name="P7"><text:s text:c="8"/>{</text:p>
      <text:p text:style-name="P7"><text:s text:c="12"/>float ar;</text:p>
      <text:p text:style-name="P7"><text:s text:c="12"/>ar=len*br;</text:p>
      <text:p text:style-name="P7"><text:s text:c="12"/>cout&lt;&lt;"Area is "&lt;&lt;ar&lt;&lt;" units."&lt;&lt;endl;</text:p>
      <text:p text:style-name="P7"><text:s text:c="8"/>}</text:p>
      <text:p text:style-name="P7">};</text:p>
      <text:p text:style-name="P7">int main()</text:p>
      <text:p text:style-name="P7">{</text:p>
      <text:p text:style-name="P7"><text:s text:c="4"/>rectangle r1,r2;</text:p>
      <text:p text:style-name="P7"><text:s text:c="4"/>r1.set(12,3);</text:p>
      <text:p text:style-name="P7"><text:s text:c="4"/>r2.set(15,4);</text:p>
      <text:p text:style-name="P7"/>
      <text:p text:style-name="P7"><text:s text:c="4"/>r1.area();</text:p>
      <text:p text:style-name="P7"><text:s text:c="4"/>r2.area();</text:p>
      <text:p text:style-name="P7"><text:s text:c="4"/>return 0;</text:p>
      <text:p text:style-name="P7">}</text:p>
      <text:p text:style-name="P8"><text:soft-page-break/>9.#include&lt;iostream&gt;</text:p>
      <text:p text:style-name="P8">using namespace std;</text:p>
      <text:p text:style-name="P8">class circle</text:p>
      <text:p text:style-name="P8">{</text:p>
      <text:p text:style-name="P8"><text:s text:c="4"/>private:</text:p>
      <text:p text:style-name="P8"><text:s text:c="8"/>float rad;</text:p>
      <text:p text:style-name="P8"><text:s text:c="4"/>public:</text:p>
      <text:p text:style-name="P8"><text:s text:c="8"/>void set(float n)</text:p>
      <text:p text:style-name="P8"><text:s text:c="8"/>{</text:p>
      <text:p text:style-name="P8"><text:s text:c="12"/>rad=n;</text:p>
      <text:p text:style-name="P8"><text:s text:c="8"/>}</text:p>
      <text:p text:style-name="P8"><text:s text:c="8"/>void area()</text:p>
      <text:p text:style-name="P8"><text:s text:c="8"/>{</text:p>
      <text:p text:style-name="P8"><text:s text:c="12"/>float ar;</text:p>
      <text:p text:style-name="P8"><text:s text:c="12"/>ar=3.14*rad*rad;</text:p>
      <text:p text:style-name="P8"><text:s text:c="12"/>cout&lt;&lt;"Area is "&lt;&lt;ar&lt;&lt;" units."&lt;&lt;endl;</text:p>
      <text:p text:style-name="P8"><text:s text:c="8"/>}</text:p>
      <text:p text:style-name="P8">};</text:p>
      <text:p text:style-name="P8"/>
      <text:p text:style-name="P8">int main()</text:p>
      <text:p text:style-name="P8">{</text:p>
      <text:p text:style-name="P8"><text:s text:c="4"/>circle c1,c2;</text:p>
      <text:p text:style-name="P8"><text:s text:c="4"/>c1.set(23);</text:p>
      <text:p text:style-name="P8"><text:s text:c="4"/>c2.set(4.56);</text:p>
      <text:p text:style-name="P8"/>
      <text:p text:style-name="P8"><text:s text:c="4"/>c1.area();</text:p>
      <text:p text:style-name="P8"><text:s text:c="4"/>c2.area();</text:p>
      <text:p text:style-name="P8"><text:s text:c="4"/>return 0;</text:p>
      <text:p text:style-name="P8">}</text:p>
      <text:p text:style-name="P8"/>
      <text:p text:style-name="P9">10.#include&lt;iostream&gt;</text:p>
      <text:p text:style-name="P9">using namespace std;</text:p>
      <text:p text:style-name="P9">class area</text:p>
      <text:p text:style-name="P9">{</text:p>
      <text:p text:style-name="P9"><text:s text:c="4"/>private:</text:p>
      <text:p text:style-name="P9"><text:s text:c="8"/>float side,len,br,rad;</text:p>
      <text:p text:style-name="P9"><text:s text:c="4"/>public:</text:p>
      <text:p text:style-name="P9"><text:s text:c="8"/>void setSquare(float s)</text:p>
      <text:p text:style-name="P9"><text:s text:c="8"/>{</text:p>
      <text:p text:style-name="P9"><text:s text:c="12"/>side=s;</text:p>
      <text:p text:style-name="P9"><text:s text:c="8"/>}</text:p>
      <text:p text:style-name="P9"><text:s text:c="8"/>void setRect(float l,float b)</text:p>
      <text:p text:style-name="P9"><text:soft-page-break/><text:s text:c="8"/>{</text:p>
      <text:p text:style-name="P9"><text:s text:c="12"/>len=l;</text:p>
      <text:p text:style-name="P9"><text:s text:c="12"/>br=b;</text:p>
      <text:p text:style-name="P9"><text:s text:c="8"/>}</text:p>
      <text:p text:style-name="P9"><text:s text:c="8"/>void setCircle(float r)</text:p>
      <text:p text:style-name="P9"><text:s text:c="8"/>{</text:p>
      <text:p text:style-name="P9"><text:s text:c="12"/>rad=r;</text:p>
      <text:p text:style-name="P9"><text:s text:c="8"/>}</text:p>
      <text:p text:style-name="P9"/>
      <text:p text:style-name="P9"><text:s text:c="8"/>void arSquare()</text:p>
      <text:p text:style-name="P9"><text:s text:c="8"/>{</text:p>
      <text:p text:style-name="P9"><text:s text:c="12"/>float ar;</text:p>
      <text:p text:style-name="P9"><text:s text:c="12"/>ar=side*side;</text:p>
      <text:p text:style-name="P9"><text:s text:c="12"/>cout&lt;&lt;"Area of Square is "&lt;&lt;ar&lt;&lt;" units."&lt;&lt;endl;</text:p>
      <text:p text:style-name="P9"><text:s text:c="8"/>}</text:p>
      <text:p text:style-name="P9"><text:s text:c="8"/>void arRect()</text:p>
      <text:p text:style-name="P9"><text:s text:c="8"/>{</text:p>
      <text:p text:style-name="P9"><text:s text:c="12"/>float ar;</text:p>
      <text:p text:style-name="P9"><text:s text:c="12"/>ar=len*br;</text:p>
      <text:p text:style-name="P9"><text:s text:c="12"/>cout&lt;&lt;"Area of Rectangle is "&lt;&lt;ar&lt;&lt;" units."&lt;&lt;endl;</text:p>
      <text:p text:style-name="P9"><text:s text:c="8"/>}</text:p>
      <text:p text:style-name="P9"><text:s text:c="8"/>void arCircle()</text:p>
      <text:p text:style-name="P9"><text:s text:c="8"/>{</text:p>
      <text:p text:style-name="P9"><text:s text:c="12"/>float ar;</text:p>
      <text:p text:style-name="P9"><text:s text:c="12"/>ar=3.14*rad*rad;</text:p>
      <text:p text:style-name="P9"><text:s text:c="12"/>cout&lt;&lt;"Area of Circle is "&lt;&lt;ar&lt;&lt;" units."&lt;&lt;endl;</text:p>
      <text:p text:style-name="P9"><text:s text:c="8"/>}</text:p>
      <text:p text:style-name="P9">};</text:p>
      <text:p text:style-name="P9"/>
      <text:p text:style-name="P9">int main()</text:p>
      <text:p text:style-name="P9">{</text:p>
      <text:p text:style-name="P9"><text:s text:c="4"/>area s,r,c;</text:p>
      <text:p text:style-name="P9"><text:s text:c="4"/>s.setSquare(4);</text:p>
      <text:p text:style-name="P9"><text:s text:c="4"/>r.setRect(8,3);</text:p>
      <text:p text:style-name="P9"><text:s text:c="4"/>c.setCircle(7);</text:p>
      <text:p text:style-name="P9"/>
      <text:p text:style-name="P9"><text:s text:c="4"/>s.arSquare();</text:p>
      <text:p text:style-name="P9"><text:s text:c="4"/>r.arRect();</text:p>
      <text:p text:style-name="P9"><text:s text:c="4"/>c.arCircle();</text:p>
      <text:p text:style-name="P9">}</text:p>
      <text:p text:style-name="P9"/>
      <text:p text:style-name="P4"/>
      <text:p text:style-name="P4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22:45:24.224534180</meta:creation-date>
    <dc:date>2023-03-10T20:53:51.354857026</dc:date>
    <meta:editing-duration>PT6M5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0" meta:paragraph-count="348" meta:word-count="569" meta:character-count="6152" meta:non-whitespace-character-count="3686"/>
  </office:meta>
</office:document-meta>
</file>